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dyRegion.BodyRegion( int regionClass , String regionName , RegionViewport parent , int columnCount , int columnG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dyRegion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odyRegion.getColumnG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Region.getMain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Region.getBeforeFlo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dyRegion.getRemainingBP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dyRegion.BodyRegion( RegionBody rb , RegionViewpor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Region.getFootno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dyRegion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Region.isEmpt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